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top="0in" fo:margin-bottom="0.0835in"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BossTS Test Orchestration Package</text:p>
      <text:p text:style-name="Title">Programme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2">Event Condition Action Rules<text:tab/>2</text:p>
          <text:p text:style-name="P2">Agent Transformation<text:tab/>2</text:p>
          <text:p text:style-name="P2">ECA Rule System<text:tab/>3</text:p>
          <text:p text:style-name="P1">Rule Language<text:tab/>3</text:p>
          <text:p text:style-name="P2">Rule Events<text:tab/>3</text:p>
          <text:p text:style-name="P2">Rule Bindings<text:tab/>5</text:p>
          <text:p text:style-name="P2">Rule Expressions<text:tab/>5</text:p>
          <text:p text:style-name="P2">Rule Conditions<text:tab/>6</text:p>
          <text:p text:style-name="P2">Rule Actions<text:tab/>7</text:p>
          <text:p text:style-name="P1">Rule Language Built-Ins<text:tab/>7</text:p>
          <text:p text:style-name="P2">Helpers and Built-In Operations<text:tab/>7</text:p>
          <text:p text:style-name="P2">Countdowns<text:tab/>8</text:p>
          <text:p text:style-name="P2">Waiters<text:tab/>9</text:p>
          <text:p text:style-name="P2">Flags<text:tab/>10</text:p>
          <text:p text:style-name="P2">Tracing<text:tab/>10</text:p>
          <text:p text:style-name="P2">Aborting Execution<text:tab/>10</text:p>
          <text:p text:style-name="P2">Other Builtins<text:tab/>11</text:p>
          <text:p text:style-name="P1">Using The Orchestration Package<text:tab/>11</text:p>
          <text:p text:style-name="P2">Obtaining the sources<text:tab/>11</text:p>
          <text:p text:style-name="P2">Building the package<text:tab/>11</text:p>
          <text:p text:style-name="P2">Using The Package<text:tab/>11</text:p>
        </text:index-body>
      </text:table-of-content>
      <text:p text:style-name="Subtitle"/>
      <text:h text:style-name="Heading_20_1" text:outline-level="1">Introduction</text:h>
      <text:p text:style-name="Text_20_body">The orchestration package is a tool designed primarily to support automation of tests for multi-threaded and multi-JVM Java applications. The package provides two means of modifying application program behaviour. Firstly, it allows side-effects to be introduced at specified points during execution. A suite of operations are supported which can be used to coordinate the activities of independent threads e.g. by introducing delays, waits and signals, countdowns, flag operations and so on. Trace statements are also supported so that test runs can deployment scripts can identify successful or unsuccessful test completion. Further application-specific side-effects can also be implemented by introducing invocations of publicly accessible application or JVM methods at arbitrary points in the application code.</text:p>
      <text:p text:style-name="Text_20_body">The second option supported by the tool is to subvert the behaviour of application code by modifying execution paths. The package allows early return from methods with the option of supplying a different return value to the one the application would normally compute. It also enables runtime exceptions to be thrown, effectively either aborting a thread or, at least, where a catch-all handler is employed, the portion of that thread's call tree bounded by the handler and the throw point. Finally, the package allows a machine crash to be <text:soft-page-break/>simulated by configuring an immediate exit from the JVM when it is detected that a suitable point during the application life-cycle has been reached.</text:p>
      <text:h text:style-name="Heading_20_2" text:outline-level="2">Event Condition Action Rules</text:h>
      <text:p text:style-name="Text_20_body">The orchestration tool explicitly avoids the need for direct modification of application code. It employs an Event Condition Action (ECA) <text:s/>rule language. The three components of these rules, event, condition and action, are used, respectively, to define:</text:p>
      <text:list text:style-name="L1">
        <text:list-item>
          <text:p text:style-name="P3"><text:span text:style-name="T1">where</text:span> during application execution a side-effect should occur</text:p>
        </text:list-item>
        <text:list-item>
          <text:p text:style-name="P3"><text:span text:style-name="T1">whether</text:span> the side-effect should happen or not</text:p>
        </text:list-item>
        <text:list-item>
          <text:p text:style-name="P3"><text:span text:style-name="T1">what</text:span> the side effect should be</text:p>
        </text:list-item>
      </text:list>
      <text:p text:style-name="Text_20_body">Each test is expected to define a set of rules which will are to used to configure the side-effects it wishes to introduce into the application under test. Rules may be supplied in a single script or as a set of scripts, the latter allowing reuse of rules across related tests.</text:p>
      <text:h text:style-name="Heading_20_2" text:outline-level="2">Agent Transformation</text:h>
      <text:p text:style-name="Text_20_body">At JVM bootstrap the set of rules is read by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orchestration package agent is responsible for monitoring method code as it is loaded and identifying <text:span text:style-name="T1">trigger points</text:span> where the rule system code should be invoked. This allows the rule system to introduce the desired side effects.</text:p>
      <text:p text:style-name="Text_20_body">The agent inserts trigger calls into code at each point which matches a rule event (the <text:span text:style-name="T1">where</text:span> part of the rule). <text:s/>Trigger calls identify the triggering method and the rule which has been matched. If several rule match the same trigger method then there will be a sequence of trigger calls, one for each matching rule. The trigger call handler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and arguments to the rule system and these are made available to the condition and action via rule bindings. This allows data from the triggering context to be tested in the condition in order to decide whether to <text:span text:style-name="T2">fire</text:span> the rule and to be employed as a target or parameter for rule actions. The event specification includes a binding specification which can introduce bindings for additional variables by invoking methods or operations on the method bindings and/or static data. Note that the agent will eventually be updated to support binding of values for local variables which are in scope at the trigger point.</text:p>
      <text:p text:style-name="Text_20_body">The agent also compiles exception handler code into the trigger method in order to deal with exceptions which might arise during rule processing. This is not intended to catch <text:s/>errors which arise during rule execution since these are dealt with internal to the trigger. It is used to support alteration of the flow of control through the triggering method. Normally, after returning from a trigger call the triggering thread continues to execute the original method code. However, in certain cases the rule action may require that an early return or exception throw should be performed <text:span text:style-name="T1">in the trigger method</text:span>. The rule language implementation throws its own private, internal exceptions below the trigger call in order to achieve this. The handler code compiled into the trigger method catches these internal exceptions and then either returns to the caller or recursively throws a runtime exception, thus avoiding normal execution of the remaining code in the body of the triggering method.</text:p>
      <text:h text:style-name="Heading_20_2" text:outline-level="2"><text:soft-page-break/>ECA Rule System</text:h>
      <text:p text:style-name="Text_20_body">The rule system consists of a rule parser, type checker and interpreter/compiler. Rules are parsed during bootstrap which provides enough information to enable the agent to identify potential trigger points. Rules cannot be type checked and compiled until the class and method bytecode they apply to has been loaded. This is because type checking requires identifying properties of the trigger class and, potentially, of classes it mentions, such as the types and accessibility of fields, method signatures etc.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system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system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bind), testing of the rule's condition (method test) and execution of the rule's actions (method fire).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h text:style-name="Heading_20_1" text:outline-level="1">Rule Language</text:h>
      <text:p text:style-name="P8">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h text:style-name="Heading_20_2" text:outline-level="2">Rule Events</text:h>
      <text:p text:style-name="Text_20_body">Currently, rule event specifications are limited either to invocations of a <text:span text:style-name="T1">target</text:span> method <text:soft-page-break/>associated with a <text:span text:style-name="T1">target</text:span> class or execution of a particular source code line in a <text:span text:style-name="T2">target</text:span> method. Target methods can be either static or instance methods or constructors. In future, the rule language may be extended to include other events such as, for example, accesses to instance or static fields. So, at present, rule specifications have the following structure</text:p>
      <text:p text:style-name="Code"># rule skeleton<text:line-break/>RULE &lt;rule name&gt;<text:line-break/>CLASS &lt;class name&gt;<text:line-break/>METHOD &lt;method name&gt;<text:line-break/>LINE &lt;line number&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More precise matches can be guaranteed by adding more detail. For example,</text:p>
      <text:p text:style-name="Code"># class and method example<text:line-break/>RULE any commit on any coordinator engine<text:line-break/>CLASS com.arjuna.wst11.messaging.engines.<text:bookmark-start text:name="DDE_LINK2"/>CoordinatorEngine<text:bookmark-end text:name="DDE_LINK2"/><text:line-break/>METHOD State commit()<text:line-break/>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ext:soft-page-break/>The previous example also employs the optional <text:span text:style-name="Code_20_Text">LINE</text:span> number specification. The text following the line keyword must be able to be parsed to derive an integer line number. This directs the agent to insert the trigger call at the start of a particular line in the source code. If there is no executable code at the specified line or the line is not within the body of the selected method then the agent will not insert a trigger point (note that it does not currently print an error in such cases because this may merely indicate that the rule does not apply to this particular class or method – <text:span text:style-name="T1">perhaps this behaviour needs revising</text:span>?).</text:p>
      <text:p text:style-name="Text_20_body">Note:</text:p>
      <text:p text:style-name="Text_20_body">Currently the agent code will only transform code for classes which belong to the <text:span text:style-name="Code_20_Text">com.arjuna</text:span> and <text:span text:style-name="Code_20_Text">org.jboss</text:span> packages. It will not transform any classes in package <text:span text:style-name="Code_20_Text">org.jboss.jbossts.orchestration</text:span> (the orchestration package itself). </text:p>
      <text:h text:style-name="Heading_20_2" text:outline-level="2">Rule Bindings</text:h>
      <text:p text:style-name="Text_20_body">The event specification also contain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h text:style-name="Heading_20_2" text:outline-level="2">Rule Expressions</text:h>
      <text:p text:style-name="Text_20_body">Expressions which occur on the right hand side of the <text:span text:style-name="Code_20_Text">=</text:span> operator in event bindings can be simple expressions i.e.</text:p>
      <text:list text:style-name="L3">
        <text:list-item>
          <text:p text:style-name="P4">references to bound variables</text:p>
        </text:list-item>
        <text:list-item>
          <text:p text:style-name="P4">static data references</text:p>
        </text:list-item>
        <text:list-item>
          <text:p text:style-name="P4">primitive literals</text:p>
        </text:list-item>
        <text:list-item>
          <text:p text:style-name="P4">field accesses</text:p>
        </text:list-item>
        <text:list-item>
          <text:p text:style-name="P4"><text:soft-page-break/>method invocations</text:p>
        </text:list-item>
        <text:list-item>
          <text:p text:style-name="P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or a method invocation <text:span text:style-name="Code_20_Text">engine.isRecovered()</text:span>.</text:p>
      <text:p text:style-name="Text_20_body">Note:</text:p>
      <text:list text:style-name="L4">
        <text:list-item>
          <text:p text:style-name="P5">The assignment operator is not available for use in expressions. It can only be employed at the top level in binding specifications.</text:p>
        </text:list-item>
        <text:list-item>
          <text:p text:style-name="P5">Use of the new operator is not currently allowed in expressions.</text:p>
        </text:list-item>
        <text:list-item>
          <text:p text:style-name="P5">The throw operation is not currently allowed in rule expressions. Specific exceptions may be thrown by calling builtin operations.</text:p>
        </text:list-item>
      </text:list>
      <text:list text:style-name="L5">
        <text:list-item>
          <text:p text:style-name="P6">Also, the current parser is a little ropey (antlr is a bit of a crock to work with – bison, where art thou?) so you may need to use brackets to ensure the correct precedence.</text:p>
        </text:list-item>
        <text:list-item>
          <text:p text:style-name="P6">It should eventually be possible to allow expressions to make references to local variables which are in scope at the trigger point as well as to method arguments. So, for example, if line 316 of method commit was preceded by a declaration for an <text:span text:style-name="Code_20_Text">int</text:span> variable with name <text:span text:style-name="Code_20_Text">idx</text:span> then it should be possible to refer to this variable in expressions using a local variable reference of the form <text:span text:style-name="Code_20_Text">$idx</text:span>. This reference would evaluate to the value of the local variable when the trigger point was reached.</text:p>
        </text:list-item>
      </text:list>
      <text:h text:style-name="Heading_20_2" text:outline-level="2">Rule Conditions</text:h>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text:soft-page-break/># condition example 2<text:line-break/>RULE countdown at commit<text:line-break/>CLASS com.arjuna.wst11.messaging.engines.CoordinatorEngine<text:line-break/>METHOD commit<text:line-break/>LINE 316<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LINE 316<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h text:style-name="Heading_20_2" text:outline-level="2">Rule Actions</text:h>
      <text:p text:style-name="Text_20_body">Rule actions are either a rule expression or return expression or a comma-separated sequence of rule expressions, possibly ending with a return action. Rule expressions occurring in an action list may have arbitrary type, including void type.</text:p>
      <text:p text:style-name="Text_20_body">A return action is the <text:span text:style-name="Code_20_Text">return</text:span> keyword optionally followed by a rule expression. A return action causes a return from the triggering method so it must employ a following expression if and only if the method is non void. If an expression is employed then the type checker will ensure that it's type is assignable to the return type of the trigger method.</text:p>
      <text:p text:style-name="Text_20_body">An empty action list may be specified using the keyword <text:span text:style-name="Code_20_Text">NOTHING</text:span>. </text:p>
      <text:h text:style-name="Heading_20_1" text:outline-level="1">Rule Language Built-Ins</text:h>
      <text:p text:style-name="P8">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system has been designed to ensure that new built-ins can easily be added as new requirements are identified.</text:p>
      <text:h text:style-name="Heading_20_2" text:outline-level="2">Helpers and Built-In Operations</text:h>
      <text:p text:style-name="P8">One consequence of employing a helper class to handle rule execution is that it locates in <text:soft-page-break/>one place all the execution context for the triggered rule. This includes the current set of bindings and a back-link to the original rule and,form there, the triggering class and method. This provides an opportunity for the helper class itself to supply the implementation of any built-in operations which may be desired in rule event bindings, conditions or actions.</text:p>
      <text:p text:style-name="P8">Built-in calls are written without a recipient as though they were invocations of method on self. The rule system identifies calls in this format and translates them to runtime invocations of helper class instance methods. So, for example, the helper class implements a method with signature</text:p>
      <text:p text:style-name="Code">boolean trace(String message)</text:p>
      <text:p text:style-name="P8">This method prints the supplied string to <text:span text:style-name="Code_20_Text">System.out</text:span> and always returns true. It can be used in a rule action to display a trace message, for example:</text:p>
      <text:p text:style-name="Code">DO<text:tab/>debug(“killing JVM”), killJVM()</text:p>
      <text:p text:style-name="P8">When the <text:span text:style-name="T3">debug</text:span> built-in is executed the rule system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7">Note that method debug has a boolean signature so that tracing can also be performed in rule conditions. This would normally occur in combination with a test of some bound variable or method parameter, for example:</text:p>
      <text:p text:style-name="Code">IF<text:tab/>participant.isRecovered()<text:line-break/><text:tab/>AND<text:line-break/><text:tab/>debug(“recovered participant “ + participant.getId())</text:p>
      <text:p text:style-name="P7">The rule language implementation automatically exposes all public instance methods of class <text:span text:style-name="Code_20_Text">Rule.Helper</text:span> as built-in operations. So when the rule type checker encounters an invocation of debug with no recipient supplied it identifies that debug is a method of <text:s/>class and automatically type checks the call against this method. At execution time the call is executed by invoking the relevant implementation on the helper instance handling the rule trigger call.</text:p>
      <text:p text:style-name="P7">This feature allows additional built-ins to be added automatically to the rule system by adding new instance methods. No changes are required to the parser, type checker and compiler in order for this to work.</text:p>
      <text:h text:style-name="Heading_20_2" text:outline-level="2">Countdowns</text:h>
      <text:p text:style-name="Text_20_body">The rule system provides countdowns which can be used to ensure that rule actions triggered in one thread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a pair of rules might use the recipient of their triggered method as the identifier. A countdown created by the first rule would only be decremented when the second rule is invoked with the same recipient. Countdowns created by different invocations would also match up accordingly. <text:s/>Alternatively, the countdown could be identified from both rules using a <text:span text:style-name="Code_20_Text">String</text:span> literal, in <text:soft-page-break/>which case the countdown created by the first rule would be used by the second rule irrespective of whether the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The association between the identifier and the countdown is deleted atomically with the decrement. Note that this behaviour ensures that a race between multiple threads to decrement a counter can only have one winner.</text:p>
      <text:h text:style-name="Heading_20_2" text:outline-level="2">Waiters</text:h>
      <text:p text:style-name="Text_20_body">The rule system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system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text:span> is intended for use in rule conditions or actions. If there are threads waiting for a signal associated with <text:span text:style-name="Code_20_Text">identifier</text:span> it wakes them and returns <text:span text:style-name="Code_20_Text">true</text:span>. If not it returns <text:span text:style-name="Code_20_Text">false</text:span>. Note that when <text:span text:style-name="Code_20_Text">signal</text:span> is used in rule conditions this behaviour ensures that a race between multiple threads to signal waiting threads can only have one winner.</text:p>
      <text:p text:style-name="Text_20_body"><text:soft-page-break/><text:span text:style-name="Code_20_Text">signalKill</text:span> is identical to <text:span text:style-name="Code_20_Text">signal</text:span> except that it does not just wake any waiting threads. It also causes them to throw a runtime exception of type <text:span text:style-name="Code_20_Text">ExecuteException</text:span> from their triggering method call frame when they wake up.</text:p>
      <text:h text:style-name="Heading_20_2" text:outline-level="2">Flags</text:h>
      <text:p text:style-name="Text_20_body">The rule system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h text:style-name="Heading_20_2" text:outline-level="2">Tracing</text:h>
      <text:p text:style-name="Text_20_body">The rule system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h text:style-name="Heading_20_2" text:outline-level="2">Aborting Execution</text:h>
      <text:p text:style-name="Text_20_body">The rule system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h text:style-name="Heading_20_2" text:outline-level="2"><text:soft-page-break/>Other Builtins</text:h>
      <text:p text:style-name="P7">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7"><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7"><text:span text:style-name="Code_20_Text">getRendezvous</text:span> will return the number of threads waiting at the rendezvous identified by <text:span text:style-name="Code_20_Text">identifier</text:span> or 0 if no threads are currently waiting.</text:p>
      <text:p text:style-name="P7">rendezvousLimit will return the count associated with the rendezvous identified by <text:span text:style-name="Code_20_Text">identifier</text:span> or <text:span text:style-name="Code_20_Text">0</text:span> if no threads are currently waiting.</text:p>
      <text:h text:style-name="Heading_20_1" text:outline-level="1">Using The Orchestration Package</text:h>
      <text:h text:style-name="Heading_20_2" text:outline-level="2">Obtaining the sources</text:h>
      <text:p text:style-name="P7">The orchestration package sources are available from the JBossTS SVN repository located under directory workspace/adinn/orchestration (they will have to move to trunk at some point). The source tree includes an ext directory containing the external antlr and ObjectWeb asm jars needed by the agent and rule code.</text:p>
      <text:p text:style-name="P7">The package includes some sample rule scripts located in directory <text:s/>dd/scripts.</text:p>
      <text:h text:style-name="Heading_20_2" text:outline-level="2">Building the package</text:h>
      <text:p text:style-name="P7">The package builds to produce a single jar in build/lib/orchestration.jar. This jar contains the Java agent and rule system code. This jar currently also bundles in the contents of the external antlr and ObjectWeb asm package libraries for ease of use. These could be unbundled so long as they are available in the classpath of the JVM being used to run the test application and the rule code. </text:p>
      <text:p text:style-name="P7">The top level directory contains a file build.xml with default target. 'jar' which builds the orchestration jar. Other useful targets include 'parser' which rebuilds the antlr parser from the garmmar rules in dd/grammar and 'TestScript', which compiels and runs program TestScript.java. This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h text:style-name="Heading_20_2" text:outline-level="2">Using The Package</text:h>
      <text:p text:style-name="P7">Using the package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7">This is a standard option for JDK 1.5 and upwards.</text:p>
      <text:p text:style-name="P7"><text:soft-page-break/><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7"><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1"/>
    </style:style>
    <style:style style:name="Caption_20_characters" style:display-name="Caption characters" style:family="text"/>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w Dinn</meta:initial-creator>
    <meta:creation-date>2008-09-25T16:33:44</meta:creation-date>
    <dc:creator>Andrew Dinn</dc:creator>
    <dc:date>2008-09-26T17:23:01</dc:date>
    <meta:printed-by>Andrew Dinn</meta:printed-by>
    <meta:print-date>2008-09-26T17:21:42</meta:print-date>
    <meta:editing-cycles>7</meta:editing-cycles>
    <meta:editing-duration>PT7H46M26S</meta:editing-duration>
    <meta:user-defined meta:name="Info 1"/>
    <meta:user-defined meta:name="Info 2"/>
    <meta:user-defined meta:name="Info 3"/>
    <meta:user-defined meta:name="Info 4"/>
    <meta:document-statistic meta:table-count="0" meta:image-count="0" meta:object-count="0" meta:page-count="12" meta:paragraph-count="158" meta:word-count="4989" meta:character-count="31081"/>
  </office:meta>
</office:document-meta>
</file>